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Planilha1" table:style-name="ta1">
        <table:table-column table:style-name="co1" table:number-columns-repeated="1019" table:default-cell-style-name="Default"/>
        <table:table-row table:style-name="ro3">
          <table:table-cell office:value-type="float" office:value="13">
            <text:p>13</text:p>
          </table:table-cell>
          <table:table-cell office:value-type="float" office:value="108.19559">
            <text:p>108,19559</text:p>
          </table:table-cell>
          <table:table-cell table:formula="of:=AVERAGE([.B1:.B36])" office:value-type="float" office:value="11.4950512610194">
            <text:p>11,495051261</text:p>
          </table:table-cell>
          <table:table-cell office:value-type="float" office:value="30">
            <text:p>30</text:p>
          </table:table-cell>
          <table:table-cell/>
          <table:table-cell office:value-type="float" office:value="13">
            <text:p>13</text:p>
          </table:table-cell>
          <table:table-cell office:value-type="float" office:value="163.7359">
            <text:p>163,7359</text:p>
          </table:table-cell>
          <table:table-cell table:formula="of:=AVERAGE([.G1:.G36])" office:value-type="float" office:value="40.9244750725361">
            <text:p>40,9244750725</text:p>
          </table:table-cell>
          <table:table-cell office:value-type="float" office:value="85">
            <text:p>85</text:p>
          </table:table-cell>
          <table:table-cell/>
          <table:table-cell office:value-type="float" office:value="14">
            <text:p>14</text:p>
          </table:table-cell>
          <table:table-cell office:value-type="float" office:value="171.9369">
            <text:p>171,9369</text:p>
          </table:table-cell>
          <table:table-cell table:formula="of:=AVERAGE([.L1:.L36])" office:value-type="float" office:value="49.7682184876556">
            <text:p>49,7682184877</text:p>
          </table:table-cell>
          <table:table-cell office:value-type="string">
            <text:p>multi</text:p>
          </table:table-cell>
          <table:table-cell table:number-columns-repeated="1005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94.0103844444">
            <text:p>94,010384444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61.0841">
            <text:p>161,0841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71.3836">
            <text:p>171,3836</text:p>
          </table:table-cell>
          <table:table-cell table:number-columns-repeated="1007"/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1" office:value-type="float" office:value="41.884775">
            <text:p>41,884775</text:p>
          </table:table-cell>
          <table:table-cell table:style-name="ce1" table:formula="of:=AVERAGE([.B3:.B37])" office:value-type="float" office:value="6.22399620447941">
            <text:p>6,2239962045</text:p>
          </table:table-cell>
          <table:table-cell table:style-name="ce1" table:number-columns-repeated="2"/>
          <table:table-cell table:style-name="ce1" office:value-type="float" office:value="18">
            <text:p>18</text:p>
          </table:table-cell>
          <table:table-cell table:style-name="ce1" office:value-type="float" office:value="161.6826">
            <text:p>161,6826</text:p>
          </table:table-cell>
          <table:table-cell table:style-name="ce1" table:formula="of:=AVERAGE([.G3:.G37])" office:value-type="float" office:value="33.7782677238618">
            <text:p>33,7782677239</text:p>
          </table:table-cell>
          <table:table-cell table:style-name="ce1" table:number-columns-repeated="2"/>
          <table:table-cell table:style-name="ce1" office:value-type="float" office:value="22">
            <text:p>22</text:p>
          </table:table-cell>
          <table:table-cell table:style-name="ce1" office:value-type="float" office:value="170.38">
            <text:p>170,38</text:p>
          </table:table-cell>
          <table:table-cell table:style-name="ce1" table:formula="of:=AVERAGE([.L3:.L37])" office:value-type="float" office:value="42.5980989869294">
            <text:p>42,5980989869</text:p>
          </table:table-cell>
          <table:table-cell table:style-name="ce1" table:number-columns-repeated="1006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26.5645971429">
            <text:p>26,5645971429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60.815">
            <text:p>160,815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68.9414">
            <text:p>168,9414</text:p>
          </table:table-cell>
          <table:table-cell table:number-columns-repeated="100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5.6766766667">
            <text:p>15,6766766667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53.76166">
            <text:p>153,76166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65.75493">
            <text:p>165,75493</text:p>
          </table:table-cell>
          <table:table-cell table:number-columns-repeated="1007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3.5227975">
            <text:p>13,5227975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52.6398">
            <text:p>152,6398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64.8115">
            <text:p>164,8115</text:p>
          </table:table-cell>
          <table:table-cell table:number-columns-repeated="1007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3.17898">
            <text:p>13,1789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9.65784">
            <text:p>89,6578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39.7149222222">
            <text:p>139,7149222222</text:p>
          </table:table-cell>
          <table:table-cell table:number-columns-repeated="1007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3.0373333333">
            <text:p>13,037333333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5.69029">
            <text:p>85,6902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0.34188">
            <text:p>110,34188</text:p>
          </table:table-cell>
          <table:table-cell table:number-columns-repeated="1007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.5858675">
            <text:p>12,585867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79.66676">
            <text:p>79,66676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09.48284">
            <text:p>109,48284</text:p>
          </table:table-cell>
          <table:table-cell table:number-columns-repeated="1007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.8809733333">
            <text:p>7,8809733333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66.35644">
            <text:p>66,35644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01.843331">
            <text:p>101,843331</text:p>
          </table:table-cell>
          <table:table-cell table:number-columns-repeated="1007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.433142">
            <text:p>6,43314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56.4551777778">
            <text:p>56,4551777778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99.92053">
            <text:p>99,92053</text:p>
          </table:table-cell>
          <table:table-cell table:number-columns-repeated="1007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.0102525">
            <text:p>5,010252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49.429747">
            <text:p>49,429747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81.84524">
            <text:p>81,84524</text:p>
          </table:table-cell>
          <table:table-cell table:number-columns-repeated="1007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.96391">
            <text:p>4,9639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5.403966">
            <text:p>15,403966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6.70452">
            <text:p>16,70452</text:p>
          </table:table-cell>
          <table:table-cell table:number-columns-repeated="1007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.78827">
            <text:p>4,7882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0.0778666667">
            <text:p>10,0778666667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3.6316833333">
            <text:p>13,6316833333</text:p>
          </table:table-cell>
          <table:table-cell table:number-columns-repeated="1007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4.7002375">
            <text:p>4,700237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.8690325">
            <text:p>9,8690325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3.095804">
            <text:p>13,095804</text:p>
          </table:table-cell>
          <table:table-cell table:number-columns-repeated="1007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.3609125">
            <text:p>4,3609125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8.0124666667">
            <text:p>8,01246666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0.6479114286">
            <text:p>10,6479114286</text:p>
          </table:table-cell>
          <table:table-cell table:number-columns-repeated="1007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.2425">
            <text:p>4,2425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.124076">
            <text:p>7,124076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9.69345">
            <text:p>9,69345</text:p>
          </table:table-cell>
          <table:table-cell table:number-columns-repeated="1007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.0529771429">
            <text:p>4,0529771429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5.697645">
            <text:p>5,69764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9.24414">
            <text:p>9,24414</text:p>
          </table:table-cell>
          <table:table-cell table:number-columns-repeated="1007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.82151">
            <text:p>3,8215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.6496133333">
            <text:p>5,6496133333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.1336">
            <text:p>9,1336</text:p>
          </table:table-cell>
          <table:table-cell table:number-columns-repeated="1007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.650618">
            <text:p>3,65061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5.1422466667">
            <text:p>5,1422466667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8.11648">
            <text:p>8,11648</text:p>
          </table:table-cell>
          <table:table-cell table:number-columns-repeated="100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.5929833333">
            <text:p>3,5929833333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4.2671666667">
            <text:p>4,267166666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6.73512">
            <text:p>6,73512</text:p>
          </table:table-cell>
          <table:table-cell table:number-columns-repeated="1007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.50552">
            <text:p>3,5055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.8412">
            <text:p>3,841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.0845416667">
            <text:p>6,0845416667</text:p>
          </table:table-cell>
          <table:table-cell table:number-columns-repeated="100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.27772">
            <text:p>3,2777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.5199">
            <text:p>3,5199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5.3509966667">
            <text:p>5,3509966667</text:p>
          </table:table-cell>
          <table:table-cell table:number-columns-repeated="1007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.9150166667">
            <text:p>2,915016666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.8609825">
            <text:p>2,860982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5.3250985714">
            <text:p>5,3250985714</text:p>
          </table:table-cell>
          <table:table-cell table:number-columns-repeated="100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.9260475">
            <text:p>1,926047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8100875">
            <text:p>2,81008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.2824575">
            <text:p>5,2824575</text:p>
          </table:table-cell>
          <table:table-cell table:number-columns-repeated="100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7666733333">
            <text:p>1,766673333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.701405">
            <text:p>2,70140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.3575033333">
            <text:p>4,3575033333</text:p>
          </table:table-cell>
          <table:table-cell table:number-columns-repeated="100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.6633933333">
            <text:p>1,66339333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2.2342066667">
            <text:p>2,2342066667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3.5099666667">
            <text:p>3,5099666667</text:p>
          </table:table-cell>
          <table:table-cell table:number-columns-repeated="100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.4961833333">
            <text:p>1,496183333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.5911866667">
            <text:p>1,591186666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.9358525">
            <text:p>2,9358525</text:p>
          </table:table-cell>
          <table:table-cell table:number-columns-repeated="1007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.1160033333">
            <text:p>1,1160033333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1.50274">
            <text:p>1,5027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.0015333333">
            <text:p>2,0015333333</text:p>
          </table:table-cell>
          <table:table-cell table:number-columns-repeated="1007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.7339066667">
            <text:p>1,7339066667</text:p>
          </table:table-cell>
          <table:table-cell table:number-columns-repeated="100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.7142266667">
            <text:p>1,7142266667</text:p>
          </table:table-cell>
          <table:table-cell table:number-columns-repeated="100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07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Planilha1.F1:Planilha1.G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4-06-26T12:07:48</meta:creation-date>
    <dc:date>2014-06-26T16:36:41</dc:date>
    <dc:creator>victor </dc:creator>
    <meta:editing-duration>PT3M21S</meta:editing-duration>
    <meta:editing-cycles>3</meta:editing-cycles>
    <meta:generator>LibreOffice/3.5$Linux_X86_64 LibreOffice_project/350m1$Build-2</meta:generator>
    <meta:document-statistic meta:table-count="3" meta:cell-count="225" meta:object-count="0"/>
  </office:meta>
</office:document-meta>
</file>